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_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5153" calcext:value-type="float">
            <text:p>3,85153</text:p>
          </table:table-cell>
          <table:table-cell office:value-type="float" office:value="0.389505" calcext:value-type="float">
            <text:p>0,389505</text:p>
          </table:table-cell>
          <table:table-cell office:value-type="float" office:value="1.16889" calcext:value-type="float">
            <text:p>1,16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858" calcext:value-type="float">
            <text:p>0,38858</text:p>
          </table:table-cell>
          <table:table-cell office:value-type="float" office:value="0" calcext:value-type="float">
            <text:p>0</text:p>
          </table:table-cell>
          <table:table-cell office:value-type="float" office:value="0.389328" calcext:value-type="float">
            <text:p>0,389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8874" calcext:value-type="float">
            <text:p>0,388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8681" calcext:value-type="float">
            <text:p>0,388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88586" calcext:value-type="float">
            <text:p>0,38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89084" calcext:value-type="float">
            <text:p>0,389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8762" calcext:value-type="float">
            <text:p>0,388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389071" calcext:value-type="float">
            <text:p>0,389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89753" calcext:value-type="float">
            <text:p>0,389753</text:p>
          </table:table-cell>
          <table:table-cell office:value-type="float" office:value="0.388768" calcext:value-type="float">
            <text:p>0,388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88735" calcext:value-type="float">
            <text:p>0,38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88732" calcext:value-type="float">
            <text:p>0,388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88968" calcext:value-type="float">
            <text:p>0,388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88943" calcext:value-type="float">
            <text:p>0,388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8871" calcext:value-type="float">
            <text:p>0,38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38908" calcext:value-type="float">
            <text:p>0,38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389002" calcext:value-type="float">
            <text:p>0,389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388895" calcext:value-type="float">
            <text:p>0,388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88807" calcext:value-type="float">
            <text:p>0,388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9077" calcext:value-type="float">
            <text:p>0,389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388863" calcext:value-type="float">
            <text:p>0,388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89068" calcext:value-type="float">
            <text:p>0,389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388724" calcext:value-type="float">
            <text:p>0,388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8807" calcext:value-type="float">
            <text:p>0,388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389016" calcext:value-type="float">
            <text:p>0,389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8849" calcext:value-type="float">
            <text:p>0,388849</text:p>
          </table:table-cell>
          <table:table-cell office:value-type="float" office:value="0.388893" calcext:value-type="float">
            <text:p>0,38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390248" calcext:value-type="float">
            <text:p>0,39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388856" calcext:value-type="float">
            <text:p>0,388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38862" calcext:value-type="float">
            <text:p>0,38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388932" calcext:value-type="float">
            <text:p>0,388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778022" calcext:value-type="float">
            <text:p>0,77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8901" calcext:value-type="float">
            <text:p>0,388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38936" calcext:value-type="float">
            <text:p>0,38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78074" calcext:value-type="float">
            <text:p>0,778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388935" calcext:value-type="float">
            <text:p>0,388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389102" calcext:value-type="float">
            <text:p>0,389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388773" calcext:value-type="float">
            <text:p>0,388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388978" calcext:value-type="float">
            <text:p>0,388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388924" calcext:value-type="float">
            <text:p>0,388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388942" calcext:value-type="float">
            <text:p>0,38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38903" calcext:value-type="float">
            <text:p>0,38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388981" calcext:value-type="float">
            <text:p>0,38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389204" calcext:value-type="float">
            <text:p>0,38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388963" calcext:value-type="float">
            <text:p>0,38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388993" calcext:value-type="float">
            <text:p>0,388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389047" calcext:value-type="float">
            <text:p>0,389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0677517333333333" calcext:value-type="float">
            <text:p>0,067751733333333</text:p>
          </table:table-cell>
          <table:table-cell table:formula="of:=SUM([.C2:.C121])/120" office:value-type="float" office:value="0.123175333333333" calcext:value-type="float">
            <text:p>0,123175333333333</text:p>
          </table:table-cell>
          <table:table-cell table:formula="of:=SUM([.D2:.D121])/120" office:value-type="float" office:value="0.01298515" calcext:value-type="float">
            <text:p>0,0129851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0.778074" calcext:value-type="float">
            <text:p>0,778074</text:p>
          </table:table-cell>
          <table:table-cell table:formula="of:=MAX([.C2:.C121])" office:value-type="float" office:value="0.778022" calcext:value-type="float">
            <text:p>0,778022</text:p>
          </table:table-cell>
          <table:table-cell table:formula="of:=MAX([.D2:.D121])" office:value-type="float" office:value="1.16889" calcext:value-type="float">
            <text:p>1,168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53:22.7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8:54:33.524000000</dc:date>
    <meta:editing-duration>PT8M58S</meta:editing-duration>
    <meta:editing-cycles>5</meta:editing-cycles>
    <meta:document-statistic meta:table-count="1" meta:cell-count="495" meta:object-count="0"/>
  </office:meta>
</office:document-meta>
</file>